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19"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R39</text:p>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40</text:p>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R41</text:p>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R42</text:p>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R43</text:p>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R44</text:p>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R45</text:p>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R46</text:p>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R47</text:p>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R48</text:p>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19" office:value-type="string">
            <text:p text:style-name="P2">R49</text:p>
          </table:table-cell>
          <table:table-cell table:style-name="Table1.A19" office:value-type="string">
            <text:p text:style-name="P1">Interfaccia amministrativa</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
          </table:table-cell>
        </table:table-row>
        <table:table-row>
          <table:table-cell table:style-name="Table1.A7" office:value-type="string">
            <text:p text:style-name="P2">R37</text:p>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2</text:p>
          </table:table-cell>
        </table:table-row>
        <table:table-row>
          <table:table-cell table:style-name="Table1.A7" office:value-type="string">
            <text:p text:style-name="P2">R38</text:p>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5</text:p>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text:soft-page-break/>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R50</text:p>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R51</text:p>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R52</text:p>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53</text:p>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R54</text:p>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R55</text:p>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R56</text:p>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2" office:value-type="string">
            <text:p text:style-name="P2">R35</text:p>
          </table:table-cell>
          <table:table-cell table:style-name="Table1.A2" office:value-type="string">
            <text:p text:style-name="P1">Una lezione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1" office:value-type="string">
            <text:p text:style-name="P2">R36</text:p>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4</text:p>
          </table:table-cell>
        </table:table-row>
        <table:table-row>
          <table:table-cell table:style-name="Table1.A1" office:value-type="string">
            <text:p text:style-name="P2">R57</text:p>
          </table:table-cell>
          <table:table-cell table:style-name="Table1.A1" office:value-type="string">
            <text:p text:style-name="P1">Animazioni per gli effetti dei bottoni</text:p>
          </table:table-cell>
          <table:table-cell table:style-name="Table1.A1" office:value-type="string">
            <text:p text:style-name="P1">Spostamenti a tendina di vari oggetti in una lista, come conseguenza del loro aggiornamento</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34</text:p>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1</text:p>
          </table:table-cell>
        </table:table-row>
        <text:soft-page-break/>
        <table:table-row>
          <table:table-cell table:style-name="Table1.A1" office:value-type="string">
            <text:p text:style-name="P2">R58</text:p>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R59</text:p>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0</text:p>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R61</text:p>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R62</text:p>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63</text:p>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R64</text:p>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5</text:p>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6" office:value-type="string">
            <text:p text:style-name="P2">R66</text:p>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67</text:p>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R68</text:p>
          </table:table-cell>
          <table:table-cell table:style-name="Table1.A6" office:value-type="string">
            <text:p text:style-name="P1">Editor audio <text:soft-page-break/>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19" office:value-type="string">
            <text:p text:style-name="P2">R25</text:p>
          </table:table-cell>
          <table:table-cell table:style-name="Table1.A19" office:value-type="string">
            <text:p text:style-name="P1">Riunioni, progettazione, documentazione</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67</text:p>
          </table:table-cell>
        </table:table-row>
        <table:table-row>
          <table:table-cell table:style-name="Table1.A1" office:value-type="string">
            <text:p text:style-name="P2">R69</text:p>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7T10:45:49</dc:date>
    <dc:creator>Morgan Spa</dc:creator>
    <meta:editing-duration>PT5H2M13S</meta:editing-duration>
    <meta:editing-cycles>77</meta:editing-cycles>
    <meta:printed-by>Morgan Spa</meta:printed-by>
    <meta:print-date>2012-10-16T15:43:46</meta:print-date>
    <meta:document-statistic meta:table-count="1" meta:image-count="0" meta:object-count="0" meta:page-count="4" meta:paragraph-count="253" meta:word-count="729" meta:character-count="4072" meta:non-whitespace-character-count="3595"/>
  </office:meta>
</office:document-meta>
</file>